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40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44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6"/>
      <text:p text:style-name="P6">Presentació assignatura</text:p>
      <text:p text:style-name="P10">Comentem web assignatura</text:p>
      <text:p text:style-name="P14">Comentem unitats </text:p>
      <text:list xml:id="list1618841890938784510" text:style-name="L1">
        <text:list-item>
          <text:p text:style-name="P21"><text:a xlink:type="simple" xlink:href="https://paulinoposada.github.io/web_e/web_e_2425/documents/apunts/unitat_1_ley_ohm/e_apunts_ud_1_1_gs.pdf">1.1 Circuit elèctric</text:a></text:p>
        </text:list-item>
        <text:list-item>
          <text:p text:style-name="P21"><text:a xlink:type="simple" xlink:href="https://paulinoposada.github.io/web_e/web_e_2425/documents/apunts/unitat_1_ley_ohm/e_apunts_ud_1_2_gs.pdf">1.2 Llei d'ohm</text:a></text:p>
        </text:list-item>
        <text:list-item>
          <text:p text:style-name="P21"><text:a xlink:type="simple" xlink:href="https://paulinoposada.github.io/web_e/web_e_2425/documents/apunts/unitat_2_seguridad/e_apunts_ud_2_1_gs.pdf">2 Seguretat</text:a></text:p>
        </text:list-item>
        <text:list-item>
          <text:p text:style-name="P21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23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10"/>
      <text:p text:style-name="P10"/>
      <text:p text:style-name="P3">Di<text:span text:style-name="T3">jous</text:span><text:tab/><text:tab/><text:tab/><text:tab/>2<text:span text:style-name="T3">6</text:span>/09/2<text:span text:style-name="T1">4</text:span></text:p>
      <text:p text:style-name="P7"/>
      <text:p text:style-name="P11">Comentem </text:p>
      <text:list xml:id="list6485071219795392683" text:style-name="L2">
        <text:list-item>
          <text:p text:style-name="P24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34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24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15"/>
      <text:p text:style-name="P15"/>
      <text:p text:style-name="P4">Di<text:span text:style-name="T5">vendres</text:span><text:tab/><text:tab/><text:tab/>2<text:span text:style-name="T5">7</text:span>/09/2<text:span text:style-name="T1">4</text:span></text:p>
      <text:p text:style-name="P8"/>
      <text:p text:style-name="P12">Comentem </text:p>
      <text:list xml:id="list214814552876424" text:continue-numbering="true" text:style-name="L2">
        <text:list-item>
          <text:p text:style-name="P25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18"/>
      <text:p text:style-name="P18"/>
      <text:p text:style-name="P18"/>
      <text:p text:style-name="P18"/>
      <text:p text:style-name="P18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8"/>
      <text:p text:style-name="P16">Comentem <text:s/></text:p>
      <text:list xml:id="list214814117232077" text:continue-list="list1618841890938784510" text:style-name="L1">
        <text:list-item>
          <text:p text:style-name="P26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27">Programa de simulació Cade Simu</text:p>
        </text:list-item>
      </text:list>
      <text:p text:style-name="P12"/>
      <text:p text:style-name="P12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8"/>
      <text:p text:style-name="P12">Comentem </text:p>
      <text:list xml:id="list6997222178690421949" text:style-name="L3">
        <text:list-item>
          <text:p text:style-name="P30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35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35">Baixem al taller i comentem connexió font d'alimentació de PC que utilitzarem per les pràctiques de cc.</text:p>
          <text:p text:style-name="P36"><text:s/></text:p>
        </text:list-item>
      </text:list>
      <text:p text:style-name="P16"/>
      <text:p text:style-name="P16"/>
      <text:p text:style-name="P20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8"/>
      <text:p text:style-name="P12">Comentem </text:p>
      <text:list xml:id="list214813873140452" text:continue-numbering="true" text:style-name="L3">
        <text:list-item>
          <text:p text:style-name="P39">Baixem al taller i feim practiques amb circuits pont.</text:p>
        </text:list-item>
      </text:list>
      <text:p text:style-name="P19"/>
      <text:p text:style-name="P19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9"/>
      <text:p text:style-name="P17">Comentem <text:s/></text:p>
      <text:list xml:id="list214814442315300" text:continue-list="list214814117232077" text:style-name="L1">
        <text:list-item>
          <text:p text:style-name="P28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28"/>
        </text:list-item>
      </text:list>
      <text:p text:style-name="P13"/>
      <text:p text:style-name="P13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9"/>
      <text:p text:style-name="P13">Comentem </text:p>
      <text:list xml:id="list3822537589480815639" text:style-name="L4">
        <text:list-item>
          <text:p text:style-name="P40">Comentem pràctica Wheatstone amb dos diodes, corrent per la diagonal en els següents casos: </text:p>
          <text:p text:style-name="P40">cas 1: potenciòmetre a màxima resistència </text:p>
          <text:p text:style-name="P40">cas 2: potenciòmetre a resistència igual a R3</text:p>
          <text:p text:style-name="P40">cas 3: potenciòmetrea a mínima resistència</text:p>
        </text:list-item>
        <text:list-item>
          <text:p text:style-name="P31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40"/>
          <text:p text:style-name="P37"><text:s/></text:p>
        </text:list-item>
      </text:list>
      <text:p text:style-name="P17"/>
      <text:p text:style-name="P17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9"/>
      <text:p text:style-name="P13">Comentem </text:p>
      <text:list xml:id="list214814388852674" text:continue-numbering="true" text:style-name="L4">
        <text:list-item>
          <text:p text:style-name="P31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32"/>
      <text:p text:style-name="P45">Di<text:span text:style-name="T2">mecres</text:span><text:tab/><text:tab/><text:tab/><text:span text:style-name="T10">16</text:span>/<text:span text:style-name="T5">10</text:span>/2<text:span text:style-name="T1">4</text:span></text:p>
      <text:p text:style-name="P42"/>
      <text:p text:style-name="P22">Comentem <text:s/></text:p>
      <text:list xml:id="list214814287439247" text:continue-list="list214814442315300" text:style-name="L1">
        <text:list-item>
          <text:p text:style-name="P29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29"/>
        </text:list-item>
      </text:list>
      <text:p text:style-name="P43"/>
      <text:p text:style-name="P43"/>
      <text:p text:style-name="P45">Di<text:span text:style-name="T3">jous</text:span><text:tab/><text:tab/><text:tab/><text:tab/><text:span text:style-name="T8">17</text:span>/<text:span text:style-name="T6">10</text:span>/2<text:span text:style-name="T1">4</text:span></text:p>
      <text:p text:style-name="P42"/>
      <text:p text:style-name="P43">Comentem </text:p>
      <text:list xml:id="list8896302481353499715" text:style-name="L5">
        <text:list-item>
          <text:p text:style-name="P44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44">Continuem amb esquema amb Cade Simu.</text:p>
          <text:p text:style-name="P41"/>
          <text:p text:style-name="P38"><text:s/></text:p>
        </text:list-item>
      </text:list>
      <text:p text:style-name="P22"/>
      <text:p text:style-name="P22"/>
      <text:p text:style-name="P45">Di<text:span text:style-name="T5">vendres</text:span><text:tab/><text:tab/><text:tab/><text:span text:style-name="T8">18</text:span>/<text:span text:style-name="T6">10</text:span>/2<text:span text:style-name="T1">4</text:span></text:p>
      <text:p text:style-name="P42"/>
      <text:p text:style-name="P43">Comentem </text:p>
      <text:list xml:id="list214814280522027" text:continue-numbering="true" text:style-name="L5">
        <text:list-item>
          <text:p text:style-name="P3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16T21:48:12.371327358</dc:date>
    <meta:editing-duration>PT1H29M52S</meta:editing-duration>
    <meta:editing-cycles>61</meta:editing-cycles>
    <meta:document-statistic meta:table-count="0" meta:image-count="0" meta:object-count="0" meta:page-count="2" meta:paragraph-count="60" meta:word-count="250" meta:character-count="1599" meta:non-whitespace-character-count="1380"/>
  </office:meta>
</office:document-meta>
</file>